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width="0.102cm" svg:stroke-color="#80808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52cm" svg:stroke-color="#ff00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fo:min-height="0.544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width="0.152cm" svg:stroke-color="#ffd32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width="0.152cm" svg:stroke-color="#0000ff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dash" draw:stroke-dash="Ultrafine_20_Dashed" draw:fill="solid" draw:fill-color="#ccffff" draw:textarea-horizontal-align="center" draw:textarea-vertical-align="middle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>
      <style:paragraph-properties fo:text-align="end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P8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9" style:family="paragraph">
      <style:paragraph-properties fo:text-align="end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.54cm" svg:x="10.842cm" svg:y="7.985cm">
          <text:p/>
          <draw:enhanced-geometry svg:viewBox="0 0 21600 21600" draw:path-stretchpoint-x="10800" draw:path-stretchpoint-y="10800" draw:text-areas="?f3 ?f4 ?f5 ?f6" draw:type="round-rectangle" draw:modifiers="1371.728481455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493cm" svg:height="0.882cm" svg:x="6.555cm" svg:y="10.207cm">
          <draw:text-box>
            <text:p text:style-name="P2"><text:span text:style-name="T1">OS API</text:span></text:p>
          </draw:text-box>
        </draw:frame>
        <draw:line draw:style-name="gr3" draw:text-style-name="P1" draw:layer="layout" svg:x1="10.048cm" svg:y1="10.683cm" svg:x2="11.001cm" svg:y2="10.842cm">
          <text:p/>
        </draw:line>
        <draw:frame draw:style-name="gr2" draw:text-style-name="P4" draw:layer="layout" svg:width="3.652cm" svg:height="2.775cm" svg:x="6.556cm" svg:y="6.48cm">
          <draw:text-box>
            <text:p text:style-name="P2"><text:span text:style-name="T1">Minion API:</text:span></text:p>
            <text:p text:style-name="P2"><text:span text:style-name="T2">unordered</text:span></text:p>
            <text:p text:style-name="P2"><text:span text:style-name="T2">datagram</text:span></text:p>
            <text:p text:style-name="P2"><text:span text:style-name="T2">delivery</text:span></text:p>
          </draw:text-box>
        </draw:frame>
        <draw:line draw:style-name="gr3" draw:text-style-name="P1" draw:layer="layout" svg:x1="10.048cm" svg:y1="7.508cm" svg:x2="11.001cm" svg:y2="7.667cm">
          <text:p/>
        </draw:line>
        <draw:line draw:style-name="gr4" draw:text-style-name="P1" draw:layer="layout" svg:x1="12.43cm" svg:y1="4.968cm" svg:x2="12.43cm" svg:y2="11.319cm">
          <text:p/>
        </draw:line>
        <draw:line draw:style-name="gr4" draw:text-style-name="P1" draw:layer="layout" svg:x1="15.605cm" svg:y1="4.968cm" svg:x2="15.605cm" svg:y2="11.319cm">
          <text:p/>
        </draw:line>
        <draw:line draw:style-name="gr4" draw:text-style-name="P1" draw:layer="layout" svg:x1="18.78cm" svg:y1="4.968cm" svg:x2="18.78cm" svg:y2="11.319cm">
          <text:p/>
        </draw:line>
        <draw:line draw:style-name="gr5" draw:text-style-name="P1" draw:layer="layout" svg:x1="11.001cm" svg:y1="10.842cm" svg:x2="23.383cm" svg:y2="10.842cm">
          <text:p/>
        </draw:line>
        <draw:frame draw:style-name="gr6" draw:text-style-name="P5" draw:layer="layout" svg:width="12.7cm" svg:height="0.962cm" svg:x="10.842cm" svg:y="7.975cm">
          <draw:text-box>
            <text:p text:style-name="P1"><text:span text:style-name="T3">Minion Protocol Suite</text:span></text:p>
          </draw:text-box>
        </draw:frame>
        <draw:line draw:style-name="gr4" draw:text-style-name="P1" draw:layer="layout" svg:x1="21.955cm" svg:y1="4.968cm" svg:x2="21.955cm" svg:y2="11.319cm">
          <text:p/>
        </draw:line>
        <draw:rect draw:style-name="gr7" draw:text-style-name="P5" draw:layer="layout" svg:width="2.54cm" svg:height="1.27cm" svg:x="11.16cm" svg:y="8.937cm">
          <text:p text:style-name="P1"><text:span text:style-name="T3">uCOBS</text:span></text:p>
        </draw:rect>
        <draw:rect draw:style-name="gr7" draw:text-style-name="P5" draw:layer="layout" svg:width="2.54cm" svg:height="1.27cm" svg:x="14.335cm" svg:y="8.937cm">
          <text:p text:style-name="P1"><text:span text:style-name="T3">uTLS</text:span></text:p>
        </draw:rect>
        <draw:line draw:style-name="gr8" draw:text-style-name="P1" draw:layer="layout" svg:x1="14.176cm" svg:y1="9.095cm" svg:x2="17.033cm" svg:y2="9.095cm">
          <text:p/>
        </draw:line>
        <draw:rect draw:style-name="gr7" draw:text-style-name="P6" draw:layer="layout" svg:width="2.54cm" svg:height="0.635cm" svg:x="17.51cm" svg:y="9.255cm">
          <text:p text:style-name="P1"><text:span text:style-name="T4">shim</text:span></text:p>
        </draw:rect>
        <draw:rect draw:style-name="gr9" draw:text-style-name="P1" draw:layer="layout" svg:width="5.715cm" svg:height="1.27cm" svg:x="11.16cm" svg:y="11.16cm">
          <text:p/>
        </draw:rect>
        <draw:rect draw:style-name="gr7" draw:text-style-name="P7" draw:layer="layout" svg:width="2.54cm" svg:height="1.27cm" svg:x="17.51cm" svg:y="11.16cm">
          <text:p text:style-name="P1"><text:span text:style-name="T5">UDP</text:span></text:p>
        </draw:rect>
        <draw:rect draw:style-name="gr7" draw:text-style-name="P6" draw:layer="layout" svg:width="2.54cm" svg:height="0.635cm" svg:x="20.685cm" svg:y="9.255cm">
          <text:p text:style-name="P1"><text:span text:style-name="T4">shim</text:span></text:p>
        </draw:rect>
        <draw:rect draw:style-name="gr7" draw:text-style-name="P7" draw:layer="layout" svg:width="2.54cm" svg:height="1.27cm" svg:x="20.685cm" svg:y="11.16cm">
          <text:p text:style-name="P1"><text:span text:style-name="T5">DCCP</text:span></text:p>
        </draw:rect>
        <draw:rect draw:style-name="gr7" draw:text-style-name="P6" draw:layer="layout" svg:width="12.065cm" svg:height="1.27cm" svg:x="11.16cm" svg:y="4.492cm">
          <text:p text:style-name="P1"><text:span text:style-name="T4">Application</text:span></text:p>
        </draw:rect>
        <draw:rect draw:style-name="gr7" draw:text-style-name="P8" draw:layer="layout" svg:width="12.065cm" svg:height="1.429cm" svg:x="11.16cm" svg:y="5.921cm">
          <text:p text:style-name="P1"><text:span text:style-name="T2">higher application-level</text:span></text:p>
          <text:p text:style-name="P1"><text:span text:style-name="T2">transports (optional)</text:span></text:p>
        </draw:rect>
        <draw:line draw:style-name="gr10" draw:text-style-name="P1" draw:layer="layout" svg:x1="11.001cm" svg:y1="7.667cm" svg:x2="23.383cm" svg:y2="7.667cm">
          <text:p/>
        </draw:line>
        <draw:rect draw:style-name="gr11" draw:text-style-name="P1" draw:layer="layout" svg:width="1.905cm" svg:height="1.27cm" svg:x="14.335cm" svg:y="11.16cm">
          <text:p/>
        </draw:rect>
        <draw:rect draw:style-name="gr12" draw:text-style-name="P1" draw:layer="layout" svg:width="5.715cm" svg:height="1.27cm" svg:x="11.16cm" svg:y="11.16cm">
          <text:p text:style-name="P1"><text:span text:style-name="T5">TCP</text:span> <text:s/><text:span text:style-name="T4">or </text:span><text:s/><text:span text:style-name="T3">uTCP</text:span></text:p>
        </draw:rect>
        <draw:line draw:style-name="gr3" draw:text-style-name="P1" draw:layer="layout" svg:x1="14.652cm" svg:y1="12.747cm" svg:x2="15.128cm" svg:y2="12.271cm">
          <text:p/>
        </draw:line>
        <draw:frame draw:style-name="gr2" draw:text-style-name="P9" draw:layer="layout" svg:width="9.842cm" svg:height="0.882cm" svg:x="6.873cm" svg:y="12.659cm">
          <draw:text-box>
            <text:p text:style-name="P2"><text:span text:style-name="T6">Optional Minion extensions to TC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yan Ford</meta:initial-creator>
    <meta:creation-date>2011-01-31T15:46:42</meta:creation-date>
    <dc:date>2011-10-10T15:31:44</dc:date>
    <dc:creator>Bryan Ford</dc:creator>
    <meta:editing-duration>P3DT16H32M41S</meta:editing-duration>
    <meta:editing-cycles>16</meta:editing-cycles>
    <meta:generator>OpenOffice.org/3.3$Unix OpenOffice.org_project/330m20$Build-9567</meta:generator>
    <meta:document-statistic meta:object-count="26"/>
  </office:meta>
</office:document-meta>
</file>